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icrosoft JhengHei" svg:font-family="'Microsoft JhengHei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JhengHei1" svg:font-family="'Microsoft JhengHe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List_20_Paragraph">
      <style:paragraph-properties fo:line-height="0.1665in"/>
      <style:text-properties fo:font-size="8pt" fo:font-weight="bold" style:font-size-asian="8pt" style:font-weight-asian="bold" style:font-size-complex="8pt"/>
    </style:style>
    <style:style style:name="P2" style:family="paragraph" style:parent-style-name="List_20_Paragraph">
      <style:paragraph-properties fo:margin-left="0.5in" fo:margin-right="0in" fo:line-height="0.1665in" fo:text-indent="0in" style:auto-text-indent="false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P3" style:family="paragraph" style:parent-style-name="Standard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P4" style:family="paragraph" style:parent-style-name="Standard">
      <style:paragraph-properties fo:line-height="0.1665in"/>
      <style:text-properties style:font-name="Arial" fo:font-size="8pt" style:font-name-asian="Arial1" style:font-size-asian="8pt" style:font-name-complex="Arial1" style:font-size-complex="8pt"/>
    </style:style>
    <style:style style:name="P5" style:family="paragraph" style:parent-style-name="Standard">
      <style:paragraph-properties fo:line-height="0.1665in"/>
    </style:style>
    <style:style style:name="P6" style:family="paragraph" style:parent-style-name="Standard">
      <style:paragraph-properties fo:margin-left="0.1528in" fo:margin-right="0in" fo:line-height="0.1665in" fo:text-indent="0in" style:auto-text-indent="false"/>
    </style:style>
    <style:style style:name="P7" style:family="paragraph" style:parent-style-name="Standard">
      <style:paragraph-properties fo:margin-left="0.1528in" fo:margin-right="0in" fo:margin-top="0.0008in" fo:margin-bottom="0in" loext:contextual-spacing="false" fo:text-indent="0in" style:auto-text-indent="false"/>
    </style:style>
    <style:style style:name="P8" style:family="paragraph" style:parent-style-name="Standard">
      <style:paragraph-properties fo:margin-left="0.1528in" fo:margin-right="0in" fo:margin-top="0.0008in" fo:margin-bottom="0in" loext:contextual-spacing="false" fo:text-indent="0in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9" style:family="paragraph" style:parent-style-name="Standard">
      <style:paragraph-properties fo:margin-top="0.0083in" fo:margin-bottom="0in" loext:contextual-spacing="false" fo:line-height="0.139in"/>
      <style:text-properties fo:font-size="8pt" style:font-size-asian="8pt" style:font-size-complex="8pt"/>
    </style:style>
    <style:style style:name="P10" style:family="paragraph" style:parent-style-name="Standard">
      <style:paragraph-properties fo:margin-top="0.0102in" fo:margin-bottom="0in" loext:contextual-spacing="false" fo:line-height="0.1807in"/>
      <style:text-properties fo:font-size="8pt" style:font-size-asian="8pt" style:font-size-complex="8pt"/>
    </style:style>
    <style:style style:name="P11" style:family="paragraph" style:parent-style-name="Standard">
      <style:paragraph-properties fo:margin-left="0.078in" fo:margin-right="0in" fo:line-height="0.1665in" fo:text-indent="0in" style:auto-text-indent="false"/>
    </style:style>
    <style:style style:name="P12" style:family="paragraph" style:parent-style-name="Standard" style:master-page-name="">
      <loext:graphic-properties draw:fill="none"/>
      <style:paragraph-properties fo:margin-left="0in" fo:margin-right="1.6252in" fo:margin-top="0.0161in" fo:margin-bottom="0in" loext:contextual-spacing="false" fo:line-height="0.1528in" fo:text-align="end" style:justify-single-word="false" fo:orphans="2" fo:widows="2" fo:text-indent="0in" style:auto-text-indent="false" style:page-number="auto" fo:background-color="transparent" style:writing-mode="lr-tb"/>
      <style:text-properties officeooo:paragraph-rsid="001b76a4"/>
    </style:style>
    <style:style style:name="P13" style:family="paragraph" style:parent-style-name="Standard" style:master-page-name="">
      <loext:graphic-properties draw:fill="none"/>
      <style:paragraph-properties fo:margin-left="0in" fo:margin-right="-0.1866in" fo:margin-top="0.0161in" fo:margin-bottom="0in" loext:contextual-spacing="false" fo:line-height="0.1528in" fo:text-align="center" style:justify-single-word="false" fo:orphans="2" fo:widows="2" fo:text-indent="0in" style:auto-text-indent="false" style:page-number="auto" fo:background-color="transparent" style:writing-mode="lr-tb"/>
      <style:text-properties officeooo:paragraph-rsid="001a5768"/>
    </style:style>
    <style:style style:name="P14" style:family="paragraph" style:parent-style-name="List_20_Paragraph" style:list-style-name="WWNum5">
      <style:paragraph-properties fo:line-height="0.1665in"/>
    </style:style>
    <style:style style:name="P15" style:family="paragraph" style:parent-style-name="List_20_Paragraph" style:list-style-name="WWNum4">
      <style:paragraph-properties fo:line-height="0.1665in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16" style:family="paragraph" style:parent-style-name="List_20_Paragraph" style:list-style-name="WWNum6">
      <style:paragraph-properties fo:line-height="0.1665in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17" style:family="paragraph" style:parent-style-name="List_20_Paragraph" style:list-style-name="WWNum4">
      <style:paragraph-properties fo:line-height="0.1665in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List_20_Paragraph" style:list-style-name="WWNum6">
      <style:paragraph-properties fo:line-height="0.1665in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List_20_Paragraph" style:list-style-name="WWNum7">
      <style:paragraph-properties fo:line-height="0.1665in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List_20_Paragraph" style:list-style-name="WWNum5">
      <style:paragraph-properties fo:line-height="0.1665in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List_20_Paragraph" style:list-style-name="WWNum6">
      <style:paragraph-properties fo:line-height="0.1665in"/>
      <style:text-properties style:use-window-font-color="true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22" style:family="paragraph" style:parent-style-name="List_20_Paragraph" style:list-style-name="WWNum2">
      <style:paragraph-properties fo:margin-left="0.25in" fo:margin-right="0.3925in" fo:margin-top="0.0008in" fo:margin-bottom="0in" loext:contextual-spacing="true" fo:text-indent="-0.25in" style:auto-text-indent="false"/>
    </style:style>
    <style:style style:name="P23" style:family="paragraph" style:parent-style-name="List_20_Paragraph" style:list-style-name="WWNum2">
      <style:paragraph-properties fo:margin-left="0.25in" fo:margin-right="0.3925in" fo:margin-top="0.0008in" fo:margin-bottom="0in" loext:contextual-spacing="true" fo:text-indent="-0.25in" style:auto-text-indent="false"/>
      <style:text-properties style:font-name="Arial" fo:font-size="11pt" fo:font-style="italic" fo:font-weight="normal" style:font-name-asian="Arial1" style:font-size-asian="11pt" style:font-style-asian="italic" style:font-weight-asian="normal" style:font-name-complex="Arial1" style:font-size-complex="11pt" style:font-weight-complex="normal"/>
    </style:style>
    <style:style style:name="P24" style:family="paragraph" style:parent-style-name="List_20_Paragraph" style:list-style-name="WWNum3">
      <style:paragraph-properties fo:margin-left="0.25in" fo:margin-right="0in" fo:line-height="0.1665in" fo:text-indent="-0.25in" style:auto-text-indent="false"/>
    </style:style>
    <style:style style:name="P25" style:family="paragraph" style:parent-style-name="List_20_Paragraph" style:list-style-name="WWNum3">
      <style:paragraph-properties fo:margin-left="0.25in" fo:margin-right="0in" fo:line-height="0.1665in" fo:text-indent="-0.25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6" style:family="paragraph" style:parent-style-name="List_20_Paragraph" style:list-style-name="WWNum3">
      <style:paragraph-properties fo:margin-left="0.25in" fo:margin-right="0in" fo:line-height="0.1665in" fo:text-indent="-0.25in" style:auto-text-indent="false"/>
      <style:text-properties style:use-window-font-color="true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7" style:family="paragraph" style:parent-style-name="List_20_Paragraph" style:list-style-name="WWNum8">
      <style:paragraph-properties fo:margin-left="0.25in" fo:margin-right="0.8791in" fo:margin-top="0.0075in" fo:margin-bottom="0in" loext:contextual-spacing="true" fo:line-height="108%" fo:text-indent="-0.25in" style:auto-text-indent="false"/>
    </style:style>
    <style:style style:name="P28" style:family="paragraph" style:parent-style-name="List_20_Paragraph" style:list-style-name="WWNum8">
      <style:paragraph-properties fo:margin-left="0.25in" fo:margin-right="0.8791in" fo:margin-top="0.0075in" fo:margin-bottom="0in" loext:contextual-spacing="true" fo:line-height="108%" fo:text-indent="-0.25in" style:auto-text-indent="false"/>
      <style:text-properties style:font-name="Arial" fo:font-size="9pt" style:font-name-asian="Arial1" style:font-size-asian="9pt" style:font-name-complex="Arial1" style:font-size-complex="9pt"/>
    </style:style>
    <style:style style:name="P29" style:family="paragraph" style:parent-style-name="List_20_Paragraph" style:list-style-name="WWNum8">
      <style:paragraph-properties fo:margin-left="0.25in" fo:margin-right="0.8791in" fo:margin-top="0.0075in" fo:margin-bottom="0in" loext:contextual-spacing="true" fo:line-height="108%" fo:text-indent="-0.25in" style:auto-text-indent="false"/>
      <style:text-properties style:font-name="Arial" fo:font-size="9pt" style:font-name-asian="Microsoft JhengHei1" style:font-size-asian="9pt" style:language-asian="zh" style:country-asian="TW" style:font-name-complex="Arial1" style:font-size-complex="9pt"/>
    </style:style>
    <style:style style:name="P30" style:family="paragraph" style:parent-style-name="Standard" style:master-page-name="Standard">
      <style:paragraph-properties fo:margin-left="2.9307in" fo:margin-right="2.8075in" fo:margin-top="0.0382in" fo:margin-bottom="0in" loext:contextual-spacing="false" fo:text-align="center" style:justify-single-word="false" fo:text-indent="0in" style:auto-text-indent="false" style:page-number="auto"/>
      <style:text-properties officeooo:paragraph-rsid="00195fb2"/>
    </style:style>
    <style:style style:name="P31" style:family="paragraph" style:parent-style-name="Standard">
      <style:paragraph-properties fo:margin-top="0.0047in" fo:margin-bottom="0in" loext:contextual-spacing="false" fo:line-height="0.139in"/>
      <style:text-properties style:language-asian="zh" style:country-asian="TW"/>
    </style:style>
    <style:style style:name="P32" style:family="paragraph" style:parent-style-name="Standard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3" style:family="paragraph" style:parent-style-name="Standard">
      <style:paragraph-properties fo:line-height="0.1665in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4" style:family="paragraph" style:parent-style-name="Standard">
      <style:paragraph-properties fo:margin-left="0.1528in" fo:margin-right="0in" fo:margin-top="0.0008in" fo:margin-bottom="0in" loext:contextual-spacing="false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5" style:family="paragraph" style:parent-style-name="Standard">
      <style:paragraph-properties fo:margin-left="0.1528in" fo:margin-right="0in" fo:line-height="0.1665in" fo:text-indent="0in" style:auto-text-indent="fals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36" style:family="paragraph">
      <loext:graphic-properties draw:fill="none"/>
      <style:paragraph-properties fo:text-align="start"/>
    </style:style>
    <style:style style:name="T1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2" style:family="text">
      <style:text-properties style:font-name="Arial" fo:font-size="16pt" fo:font-weight="bold" style:font-name-asian="Arial1" style:font-size-asian="16pt" style:font-weight-asian="bold" style:font-name-complex="Arial1" style:font-size-complex="16pt" style:text-scale="99%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style:font-name-asian="Arial1" style:font-name-complex="Arial1" style:text-scale="99%"/>
    </style:style>
    <style:style style:name="T5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6" style:family="text">
      <style:text-properties style:font-name="Arial" fo:font-size="12pt" fo:font-weight="bold" style:font-name-asian="Microsoft JhengHei1" style:font-size-asian="12pt" style:language-asian="zh" style:country-asian="TW" style:font-weight-asian="bold" style:font-name-complex="Arial1" style:font-size-complex="12pt"/>
    </style:style>
    <style:style style:name="T7" style:family="text">
      <style:text-properties style:font-name="Arial" fo:font-size="12pt" style:font-name-asian="Arial1" style:font-size-asian="12pt" style:font-name-complex="Arial1" style:font-size-complex="12pt"/>
    </style:style>
    <style:style style:name="T8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9" style:family="text">
      <style:text-properties style:font-name="Arial" fo:font-size="11pt" style:font-name-asian="Arial1" style:font-size-asian="11pt" style:font-name-complex="Arial1" style:font-size-complex="11pt"/>
    </style:style>
    <style:style style:name="T10" style:family="text">
      <style:text-properties style:font-name="Arial" fo:font-size="11pt" style:font-name-asian="新細明體" style:font-size-asian="11pt" style:language-asian="zh" style:country-asian="TW" style:font-name-complex="Arial1" style:font-size-complex="11pt"/>
    </style:style>
    <style:style style:name="T11" style:family="text">
      <style:text-properties style:font-name="Arial" fo:font-size="11pt" style:font-name-asian="Microsoft JhengHei1" style:font-size-asian="11pt" style:font-name-complex="Arial1" style:font-size-complex="11pt"/>
    </style:style>
    <style:style style:name="T12" style:family="text">
      <style:text-properties style:font-name="Arial" fo:font-size="11pt" style:font-name-asian="Microsoft JhengHei1" style:font-size-asian="11pt" style:language-asian="zh" style:country-asian="TW" style:font-name-complex="Arial1" style:font-size-complex="11pt"/>
    </style:style>
    <style:style style:name="T1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14" style:family="text">
      <style:text-properties style:font-name="Arial" fo:font-size="8pt" fo:font-style="italic" fo:font-weight="bold" style:font-name-asian="Arial1" style:font-size-asian="8pt" style:font-style-asian="italic" style:font-weight-asian="bold" style:font-name-complex="Arial1" style:font-size-complex="8pt" style:font-style-complex="italic"/>
    </style:style>
    <style:style style:name="T15" style:family="text">
      <style:text-properties style:font-name="Arial" fo:font-size="8pt" fo:font-style="italic" fo:font-weight="bold" style:font-name-asian="Arial1" style:font-size-asian="8pt" style:font-style-asian="italic" style:font-weight-asian="bold" style:font-name-complex="Arial1" style:font-size-complex="8pt" style:font-style-complex="italic" style:font-weight-complex="bold"/>
    </style:style>
    <style:style style:name="T16" style:family="text">
      <style:text-properties style:font-name="Arial" fo:font-size="8pt" fo:font-style="italic" style:text-underline-style="none" fo:font-weight="bold" style:font-name-asian="Arial1" style:font-size-asian="8pt" style:font-style-asian="italic" style:font-weight-asian="bold" style:font-name-complex="Arial1" style:font-size-complex="8pt" style:font-style-complex="italic" style:font-weight-complex="bold"/>
    </style:style>
    <style:style style:name="T17" style:family="text">
      <style:text-properties style:font-name="Arial" fo:font-size="7pt" fo:font-style="italic" fo:font-weight="normal" style:font-name-asian="Arial1" style:font-size-asian="7pt" style:font-style-asian="italic" style:font-weight-asian="normal" style:font-name-complex="Arial1" style:font-size-complex="7pt" style:font-style-complex="italic" style:font-weight-complex="normal"/>
    </style:style>
    <style:style style:name="T18" style:family="text">
      <style:text-properties style:font-name="Arial" fo:font-size="7pt" fo:font-weight="bold" style:font-name-asian="Arial1" style:font-size-asian="7pt" style:font-weight-asian="bold" style:font-name-complex="Arial1" style:font-size-complex="7pt"/>
    </style:style>
    <style:style style:name="T19" style:family="text">
      <style:text-properties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T20" style:family="text">
      <style:text-properties style:font-name="Arial" fo:font-size="9pt" style:font-name-asian="Arial1" style:font-size-asian="9pt" style:font-name-complex="Arial1" style:font-size-complex="9pt"/>
    </style:style>
    <style:style style:name="T21" style:family="text">
      <style:text-properties style:font-name="Verdana" style:font-name-asian="Verdana1" style:font-name-complex="Verdana1" style:text-scale="99%"/>
    </style:style>
    <style:style style:name="T22" style:family="text">
      <style:text-properties style:font-name="ARial" style:font-name-asian="Arial1" style:font-name-complex="Arial1" style:text-scale="99%"/>
    </style:style>
    <style:style style:name="T23" style:family="text">
      <style:text-properties style:font-name="ARial" style:font-name-asian="Verdana1" style:font-name-complex="Verdana1" style:text-scale="99%"/>
    </style:style>
    <style:style style:name="T24" style:family="text">
      <style:text-properties style:use-window-font-color="true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25" style:family="text">
      <style:text-properties style:font-name="Microsoft JhengHei" fo:font-size="9pt" style:font-name-asian="Microsoft JhengHei1" style:font-size-asian="9pt" style:language-asian="zh" style:country-asian="TW" style:font-name-complex="Microsoft JhengHei1" style:font-size-complex="9pt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17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2">Matthew Sah</text:span><text:span text:style-name="T1"> </text:span></text:p>
      <text:p text:style-name="P12"><text:span text:style-name="T4">+1(716)275-4743 <text:s/></text:span><text:span text:style-name="T21">• </text:span><text:a xlink:type="simple" xlink:href="mailto:msah@buffalo.edu" text:style-name="Visited_20_Internet_20_Link" text:visited-style-name="Visited_20_Internet_20_Link"><text:span text:style-name="Visited_20_Internet_20_Link"><text:span text:style-name="T21">msah@buffalo.edu</text:span></text:span></text:a><text:span text:style-name="T4">• <text:s/>14228, Buffalo ,NY <text:s/></text:span></text:p>
      <text:p text:style-name="P13"><text:span text:style-name="T3"><text:s/></text:span><text:a xlink:type="simple" xlink:href="http://linkedin.com/in/matthew-sah/" text:style-name="Visited_20_Internet_20_Link" text:visited-style-name="Visited_20_Internet_20_Link"><text:span text:style-name="Visited_20_Internet_20_Link"><text:span text:style-name="T4">linkedin.com/i</text:span></text:span></text:a><text:a xlink:type="simple" xlink:href="http://linkedin.com/in/matthew-sah/" text:style-name="Visited_20_Internet_20_Link" text:visited-style-name="Visited_20_Internet_20_Link"><text:span text:style-name="Visited_20_Internet_20_Link"><text:span text:style-name="T22">n/matthew-sah/</text:span></text:span></text:a><text:span text:style-name="T22"> <text:s/></text:span><text:span text:style-name="T21">• </text:span><text:span text:style-name="T22"><text:s/></text:span><text:a xlink:type="simple" xlink:href="http://github.com/szacharias" text:style-name="Internet_20_link" text:visited-style-name="Visited_20_Internet_20_Link"><text:span text:style-name="Visited_20_Internet_20_Link"><text:span text:style-name="T23">github</text:span></text:span></text:a><text:a xlink:type="simple" xlink:href="http://github.com/szacharias" text:style-name="Internet_20_link" text:visited-style-name="Visited_20_Internet_20_Link"><text:span text:style-name="Visited_20_Internet_20_Link"><text:span text:style-name="T22">.com/szacharias</text:span></text:span></text:a></text:p>
      <text:p text:style-name="P31"><draw:g text:anchor-type="paragraph" draw:z-index="0" draw:name="Image1" draw:style-name="gr1"><draw:line draw:style-name="gr2" draw:text-style-name="P36" svg:x1="0.0425in" svg:y1="0.1409in" svg:x2="7.1051in" svg:y2="0.1409in"><text:p/></draw:line></draw:g><text:s/></text:p>
      <text:p text:style-name="P3"/>
      <text:p text:style-name="P32">EDUCATION</text:p>
      <text:p text:style-name="P6"><text:span text:style-name="T8">University at Buffalo, The State University of New York <text:tab/> <text:s text:c="18"/></text:span><text:span text:style-name="T15">Expected Graduation: August 2020</text:span><text:span text:style-name="T8"> </text:span></text:p>
      <text:p text:style-name="P7"><text:span text:style-name="T9">Master</text:span><text:span text:style-name="T10"> </text:span><text:span text:style-name="T11">of Science</text:span><text:span text:style-name="T9"> in </text:span><text:span text:style-name="T8">Engineering Science (Data Science)</text:span></text:p>
      <text:list xml:id="list3492498948" text:style-name="WWNum2">
        <text:list-item>
          <text:p text:style-name="P23">A three semester program focused on providing rigorous training in programming, machine learning, data analytics, SQL, and quantitative theories.</text:p>
        </text:list-item>
      </text:list>
      <text:p text:style-name="P8"/>
      <text:p text:style-name="P6"><text:span text:style-name="T8">Fu Jen Catholic University, New Taipei City, Taiwan. <text:tab/><text:tab/><text:tab/> <text:s text:c="15"/></text:span><text:span text:style-name="T15">September 2014 </text:span><text:bookmark-start text:name="__DdeLink__203_4091972935"/><text:span text:style-name="T15">-</text:span><text:bookmark-end text:name="__DdeLink__203_4091972935"/><text:span text:style-name="T15"> June 2018</text:span></text:p>
      <text:p text:style-name="P34">Bachelor in Business Administration, </text:p>
      <text:p text:style-name="P7"><text:span text:style-name="T9">Major in </text:span><text:span text:style-name="T8">Information Management</text:span><text:span text:style-name="T9"> Minor in </text:span><text:span text:style-name="T8">Computer Science and Information Engineering</text:span></text:p>
      <text:list xml:id="list432695034194" text:continue-numbering="true" text:style-name="WWNum2">
        <text:list-item>
          <text:p text:style-name="P22"><text:span text:style-name="T13">Call Recording System – Best Popularity Award</text:span> <text:span text:style-name="T13">- International ICT Innovation Services Award. Earned among 100+ teams of contestants</text:span></text:p>
        </text:list-item>
      </text:list>
      <text:p text:style-name="P9"/>
      <text:p text:style-name="Standard"><text:span text:style-name="T6">PROFESSIONAL </text:span><text:span text:style-name="T5">EXPERIENCE</text:span></text:p>
      <text:p text:style-name="P35">Mindcraft - Taipei, Taiwan</text:p>
      <text:p text:style-name="P6"><text:span text:style-name="T13">Software Engineer <text:s text:c="93"/><text:tab/> <text:s text:c="8"/></text:span><text:span text:style-name="T15">April 2018 - August 2019</text:span></text:p>
      <text:list xml:id="list2754299388" text:style-name="WWNum3">
        <text:list-item>
          <text:p text:style-name="P24"><text:span text:style-name="T9">Developed </text:span><text:span text:style-name="T12">web services</text:span><text:span text:style-name="T9"> solutions </text:span><text:span text:style-name="T12">with end to end responsibilities</text:span><text:span text:style-name="T9"> by studying information needs, conferring with clients, and studying systems flow, data usage, and work processes</text:span></text:p>
        </text:list-item>
        <text:list-item>
          <text:p text:style-name="P25">Reduced redundant time by developing scripts on Jenkins to simplify service monitoring, and unit test to automate and complete testing</text:p>
        </text:list-item>
        <text:list-item>
          <text:p text:style-name="P26">Utilized Scrum for Agile development, participated in team-led solution and code reviews for coworkers</text:p>
        </text:list-item>
      </text:list>
      <text:p text:style-name="P10"/>
      <text:p text:style-name="Standard"><text:span text:style-name="T5">SELECTED PROJECTS</text:span><text:span text:style-name="T7"> </text:span></text:p>
      <text:p text:style-name="P11"><text:span text:style-name="T8">Data Center </text:span><text:span text:style-name="T17">- Java, Spring, Hibernate, PostgreSQL, Web Crawler, Git, RESTful, JSON, API <text:s text:c="55"/></text:span><text:span text:style-name="T16">April 2018 - August 2019</text:span></text:p>
      <text:list xml:id="list1514301012" text:style-name="WWNum4">
        <text:list-item>
          <text:p text:style-name="P15">Extracted and transformed open data into technical solutions for multiple high-volume platforms of major banks and telecommunication services companies</text:p>
        </text:list-item>
        <text:list-item>
          <text:p text:style-name="P17">Implemented 150+ API for response with minimal latency </text:p>
        </text:list-item>
        <text:list-item>
          <text:p text:style-name="P17">End to end development throughout whole employment duration and minimized system downtime</text:p>
        </text:list-item>
      </text:list>
      <text:p text:style-name="P2"/>
      <text:p text:style-name="P5"><text:span text:style-name="T8"><text:s text:c="2"/>Call Center Recording System</text:span><text:span text:style-name="T18"> </text:span><text:span text:style-name="T19">- PHP, MySQL, Apache Tomcat, HTML/CSS/JavaScript <text:s text:c="34"/></text:span><text:span text:style-name="T14">March 2017 - December 2018</text:span></text:p>
      <text:list xml:id="list2183957666" text:style-name="WWNum6">
        <text:list-item>
          <text:p text:style-name="P18">Cooperated with Hualiteq to develop and integrate their Call System into a customizable and scalable Customer Relationship Management (CRM) System now deployed in major banks in Taiwan</text:p>
        </text:list-item>
        <text:list-item>
          <text:p text:style-name="P21">In charge of collaboration, coordination and system analysis with Hualiteq throughout entire duration</text:p>
        </text:list-item>
        <text:list-item>
          <text:p text:style-name="P16">Lead of product management, database design and back-end development for a team of 4</text:p>
        </text:list-item>
      </text:list>
      <text:p text:style-name="P1"/>
      <text:p text:style-name="P5"><text:span text:style-name="T8"><text:s text:c="2"/></text:span><text:bookmark-start text:name="__DdeLink__108_2678958491"/><text:span text:style-name="T8">Insights of the Current Software Engineering Market </text:span><text:span text:style-name="T19">- Python, SQLite,</text:span><text:bookmark-end text:name="__DdeLink__108_2678958491"/><text:span text:style-name="T19"> Git <text:s text:c="27"/></text:span><text:span text:style-name="T14">October 2019 - December 2019</text:span></text:p>
      <text:list xml:id="list2031945980" text:style-name="WWNum7">
        <text:list-item>
          <text:p text:style-name="P19">Designed and visualized analysis of the tech job market in regards to necessary skills required, anticipated salary, and prospects expected from the market</text:p>
        </text:list-item>
        <text:list-item>
          <text:p text:style-name="P19">Implementation using data mining techniques in Python with emphasis on Exploratory Data Analysis(EDA) and data processing</text:p>
        </text:list-item>
        <text:list-item>
          <text:p text:style-name="P19">Coordinated team progress and managed version control as leader in a team of three</text:p>
        </text:list-item>
      </text:list>
      <text:p text:style-name="P33"><text:s/></text:p>
      <text:p text:style-name="P5"><text:span text:style-name="T8"><text:s text:c="2"/>Analysis of the Airbnb </text:span><text:span text:style-name="T19">- Python, Git <text:s/></text:span><text:span text:style-name="T8"><text:s text:c="75"/></text:span><text:span text:style-name="T14">October 2019 - December 2019</text:span></text:p>
      <text:list xml:id="list1864399826" text:style-name="WWNum5">
        <text:list-item>
          <text:p text:style-name="P20">Built predictive model of the Airbnb market in New York using machine learning methods, with an objective to provide new hosts pricing recommendation for optimal customer retention </text:p>
        </text:list-item>
        <text:list-item>
          <text:p text:style-name="P14"><text:span text:style-name="T9">Statistical data mining and visualization of <text:s/></text:span><text:span text:style-name="T24">key points</text:span><text:span text:style-name="T9"> to gain traction and tenants with tools such as NumPy, pandas, Scikit-learn, statsmodel, seaborn and more. <text:s/></text:span></text:p>
        </text:list-item>
      </text:list>
      <text:p text:style-name="P4"><text:bookmark text:name="_GoBack"/></text:p>
      <text:p text:style-name="P33">SKILLS</text:p>
      <text:list xml:id="list1793233430" text:style-name="WWNum8">
        <text:list-item>
          <text:p text:style-name="P28">Programming Languages: Java, Python, PHP, SQL, MATLAB, R, Shell Scripting</text:p>
        </text:list-item>
        <text:list-item>
          <text:p text:style-name="P27"><text:span text:style-name="T20">Developing Skills: Spring, Hibernate, Docker, GIT, UNIX, </text:span><text:span text:style-name="T25">Web Scraper, Agile, Jenkins, JUnit, Maven</text:span></text:p>
        </text:list-item>
        <text:list-item>
          <text:p text:style-name="P29">Data Science Skills: NumPy, pandas, Scikit-learn, statsmodel, seaborn, Tensorflow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icrosoft JhengHei" svg:font-family="'Microsoft JhengHei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JhengHei1" svg:font-family="'Microsoft JhengHe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PMingLiU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PMingLiU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PMingLiU" style:font-family-asian="PMingLiU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新細明體" style:font-family-asian="新細明體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新細明體" style:font-family-asian="新細明體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新細明體" style:font-family-asian="新細明體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name-asian="新細明體" style:font-family-asian="新細明體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name-asian="新細明體" style:font-family-asian="新細明體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name-asian="新細明體" style:font-family-asian="新細明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name-asian="新細明體" style:font-family-asian="新細明體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新細明體" style:font-family-asian="新細明體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新細明體" style:font-family-asian="新細明體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新細明體" style:font-family-asian="新細明體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新細明體" style:font-family-asian="新細明體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新細明體" style:font-family-asian="新細明體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新細明體" style:font-family-asian="新細明體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新細明體" style:font-family-asian="新細明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新細明體" style:font-family-asian="新細明體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新細明體" style:font-family-asian="新細明體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1pt" fo:font-weight="bold" style:font-size-asian="11pt" style:font-weight-asian="bold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1pt" style:font-size-asian="11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83in" fo:margin-bottom="0.1945in" fo:margin-left="0.5972in" fo:margin-right="0.722in" style:writing-mode="lr-tb" style:layout-grid-color="#c0c0c0" style:layout-grid-lines="1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4T08:20:00</meta:creation-date>
    <meta:initial-creator>Matthew</meta:initial-creator>
    <dc:language>en-US</dc:language>
    <meta:print-date>2019-10-27T08:19:00</meta:print-date>
    <dc:date>2020-01-28T00:04:31.154442913</dc:date>
    <meta:editing-cycles>174</meta:editing-cycles>
    <meta:editing-duration>P2DT39M15S</meta:editing-duration>
    <meta:generator>LibreOffice/6.3.4.2$Linux_X86_64 LibreOffice_project/30$Build-2</meta:generator>
    <meta:document-statistic meta:table-count="0" meta:image-count="0" meta:object-count="0" meta:page-count="1" meta:paragraph-count="39" meta:word-count="482" meta:character-count="3650" meta:non-whitespace-character-count="2865"/>
    <meta:user-defined meta:name="AppVersion">16.0000</meta:user-defined>
    <meta:user-defined meta:name="Company">University at Buffal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